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21b5a6" officeooo:paragraph-rsid="0021b5a6"/>
    </style:style>
    <style:style style:name="P2" style:family="paragraph" style:parent-style-name="Text_20_body">
      <style:paragraph-properties fo:text-align="justify" style:justify-single-word="false"/>
      <style:text-properties officeooo:rsid="00224b28" officeooo:paragraph-rsid="0025fb61"/>
    </style:style>
    <style:style style:name="P3" style:family="paragraph" style:parent-style-name="Text_20_body">
      <style:paragraph-properties fo:text-align="justify" style:justify-single-word="false"/>
      <style:text-properties officeooo:rsid="00230bcf" officeooo:paragraph-rsid="00230bcf"/>
    </style:style>
    <style:style style:name="P4" style:family="paragraph" style:parent-style-name="Text_20_body">
      <style:paragraph-properties fo:text-align="justify" style:justify-single-word="false"/>
      <style:text-properties officeooo:paragraph-rsid="001d753c"/>
    </style:style>
    <style:style style:name="P5" style:family="paragraph" style:parent-style-name="Text_20_body">
      <style:paragraph-properties fo:text-align="justify" style:justify-single-word="false"/>
      <style:text-properties officeooo:paragraph-rsid="001fef95"/>
    </style:style>
    <style:style style:name="P6" style:family="paragraph" style:parent-style-name="Text_20_body">
      <style:paragraph-properties fo:text-align="justify" style:justify-single-word="false"/>
      <style:text-properties officeooo:paragraph-rsid="0025fb61"/>
    </style:style>
    <style:style style:name="P7" style:family="paragraph" style:parent-style-name="Text_20_body">
      <style:paragraph-properties fo:text-align="justify" style:justify-single-word="false"/>
      <style:text-properties officeooo:rsid="0025fb61" officeooo:paragraph-rsid="0025fb61"/>
    </style:style>
    <style:style style:name="T1" style:family="text">
      <style:text-properties officeooo:rsid="001d753c"/>
    </style:style>
    <style:style style:name="T2" style:family="text">
      <style:text-properties officeooo:rsid="001fef95"/>
    </style:style>
    <style:style style:name="T3" style:family="text">
      <style:text-properties officeooo:rsid="00238367"/>
    </style:style>
    <style:style style:name="T4" style:family="text">
      <style:text-properties officeooo:rsid="0024830d"/>
    </style:style>
    <style:style style:name="T5" style:family="text">
      <style:text-properties officeooo:rsid="0025146a"/>
    </style:style>
    <style:style style:name="T6" style:family="text">
      <style:text-properties officeooo:rsid="0025fb61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Odpovědi na výzkumné otázky – Engeto Datová akademie 04-2022 </text:p>
      <text:p text:style-name="P7">Autor: Jan Tásler</text:p>
      <text:p text:style-name="P7">E-mail: <text:a xlink:type="simple" xlink:href="mailto:jan.tasler@gmail.com" text:style-name="Internet_20_link" text:visited-style-name="Visited_20_Internet_20_Link">jan.tasler@gmail.com</text:a></text:p>
      <text:p text:style-name="P7"/>
      <text:p text:style-name="P4"><text:span text:style-name="T1">1) Rostou v průběhu let mzdy ve všech odvětvích, nebo v některých klesají?</text:span></text:p>
      <text:p text:style-name="P7">Ne, pouze tři odvětví mají neustálý meziroční růst mezd (zpracovatelský průmysl, zdravotní a sociální péče a ostatní činnosti), u všech ostatních odvětví došlo ve sledovaném období alepsoň k jednomu meziročnímu poklesu mezd.</text:p>
      <text:p text:style-name="P4"><text:s/></text:p>
      <text:p text:style-name="P4"><text:span text:style-name="T1">2) </text:span>Kolik je možné si koupit litrů mléka a kilogramů chleba za první a poslední srovnatelné období v dostupných datech cen a mezd?</text:p>
      <text:p text:style-name="P5"><text:span text:style-name="T6">C</text:span><text:span text:style-name="T2">hleba 2006/2018 – 13</text:span><text:span text:style-name="T3">12</text:span><text:span text:style-name="T2">/1408 kg</text:span></text:p>
      <text:p text:style-name="P4"><text:span text:style-name="T6">M</text:span><text:span text:style-name="T2">léko 2006/2018 – 1</text:span><text:span text:style-name="T4">3</text:span><text:span text:style-name="T3">65</text:span><text:span text:style-name="T2">/1</text:span><text:span text:style-name="T4">669</text:span><text:span text:style-name="T2"> l</text:span></text:p>
      <text:p text:style-name="P4"/>
      <text:p text:style-name="P4"><text:span text:style-name="T1">3) </text:span>Která kategorie potravin zdražuje nejpomaleji (je u ní nejnižší percentuální meziroční nárůst)?</text:p>
      <text:p text:style-name="P1">Nejnižší průměrný percentuální meziroční růst lze pozorovat u cukru krystalového (v průměru zlevňuje o 1.9 %), rajských jablek (v průměru zlevňují o 0.7 %) a žlutých banánů (v průměru zdražují o 0.8 %). Nejvyšší meziroční nárůst ceny naopak vidíme u másla (6.7 %) a paprik (7.3 %).</text:p>
      <text:p text:style-name="P4"/>
      <text:p text:style-name="P4"><text:span text:style-name="T1">4) </text:span>Existuje rok, ve kterém byl meziroční nárůst cen potravin výrazně vyšší než růst mezd (větší než 10 %)?</text:p>
      <text:p text:style-name="P2">Největší rozdíl nárůstu cen potravin oproti nárůstu mezd byl pozorován v roce 2013. Mzdy v tomto roce v průměru klesly o 1.6 %, kdežto cena potravin stoupla o 5.<text:span text:style-name="T5">1</text:span> %. Výsledný rozdíl <text:span text:style-name="T6">tedy</text:span> <text:span text:style-name="T5">cca</text:span> <text:span text:style-name="T5">6.</text:span>7 <text:span text:style-name="T6">p.b.</text:span>. </text:p>
      <text:p text:style-name="P2">Opačný extrém nastal v roce 2009, kdy mzdy vyrostly v průměru o 3.1 %, ale ceny potravin se propad<text:span text:style-name="T6">l</text:span>y o 6.<text:span text:style-name="T5">4</text:span> %. V porovnání s růstem platů tedy ceny potravin zlevnily o bezmála 10 <text:span text:style-name="T6">p.b</text:span>. </text:p>
      <text:p text:style-name="P6"/>
      <text:p text:style-name="P4"><text:span text:style-name="T1">5) </text:span>Má výška HDP vliv na změny ve mzdách a cenách potravin? Neboli, pokud HDP vzroste výrazněji v jednom roce, projeví se to na cenách potravin či mzdách ve stejném nebo násdujícím roce výraznějším růstem?</text:p>
      <text:p text:style-name="P3">Dlouhodobý vliv HDP na vývoj mezd nebo cen potravin není pozorován, <text:span text:style-name="T6">viditelné jsou pouze krátkodobé korelace (např. mezi lety 2006 – 2009 mezi klesajícím HDP a cenou potravin), z dlouhodobého hlediska se však nedá mluvit o jasné zakonnitosti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8:10:27.145297247</meta:creation-date>
    <meta:generator>LibreOffice/6.4.7.2$Linux_X86_64 LibreOffice_project/40$Build-2</meta:generator>
    <dc:date>2022-06-11T21:38:46.649160482</dc:date>
    <meta:editing-duration>PT2H45M57S</meta:editing-duration>
    <meta:editing-cycles>4</meta:editing-cycles>
    <meta:document-statistic meta:table-count="0" meta:image-count="0" meta:object-count="0" meta:page-count="1" meta:paragraph-count="16" meta:word-count="311" meta:character-count="1910" meta:non-whitespace-character-count="1605"/>
  </office:meta>
</office:document-meta>
</file>